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orizontal_20_Line">
      <style:text-properties fo:language="es" fo:country="MX" officeooo:rsid="000a1f26"/>
    </style:style>
    <style:style style:name="P2" style:family="paragraph" style:parent-style-name="Standard">
      <style:paragraph-properties style:writing-mode="lr-tb"/>
      <style:text-properties fo:language="es" fo:country="MX"/>
    </style:style>
    <style:style style:name="P3" style:family="paragraph" style:parent-style-name="Standard">
      <style:paragraph-properties style:writing-mode="lr-tb"/>
      <style:text-properties fo:language="es" fo:country="MX" officeooo:rsid="000a1f26" officeooo:paragraph-rsid="000a1f26"/>
    </style:style>
    <style:style style:name="P4" style:family="paragraph" style:parent-style-name="Standard">
      <style:paragraph-properties style:writing-mode="lr-tb"/>
      <style:text-properties fo:language="es" fo:country="MX" officeooo:rsid="000a1f26" officeooo:paragraph-rsid="000a6ba0"/>
    </style:style>
    <style:style style:name="P5" style:family="paragraph" style:parent-style-name="Standard">
      <style:paragraph-properties style:writing-mode="lr-tb"/>
      <style:text-properties fo:language="es" fo:country="MX" officeooo:rsid="000a1f26" officeooo:paragraph-rsid="000cccba"/>
    </style:style>
    <style:style style:name="P6" style:family="paragraph" style:parent-style-name="Standard">
      <style:paragraph-properties style:writing-mode="lr-tb"/>
      <style:text-properties fo:language="es" fo:country="MX" officeooo:rsid="000a6ba0" officeooo:paragraph-rsid="000a6ba0"/>
    </style:style>
    <style:style style:name="P7" style:family="paragraph" style:parent-style-name="Standard">
      <style:paragraph-properties style:writing-mode="lr-tb"/>
      <style:text-properties fo:language="es" fo:country="MX" officeooo:rsid="000a6ba0" officeooo:paragraph-rsid="000c46b0"/>
    </style:style>
    <style:style style:name="P8" style:family="paragraph" style:parent-style-name="Standard">
      <style:paragraph-properties style:writing-mode="lr-tb"/>
      <style:text-properties fo:language="es" fo:country="MX" officeooo:rsid="000a6ba0" officeooo:paragraph-rsid="000cccba"/>
    </style:style>
    <style:style style:name="P9" style:family="paragraph" style:parent-style-name="Standard">
      <style:paragraph-properties style:writing-mode="lr-tb"/>
      <style:text-properties fo:language="es" fo:country="MX" officeooo:rsid="000a6ba0" officeooo:paragraph-rsid="000de7d9"/>
    </style:style>
    <style:style style:name="P10" style:family="paragraph" style:parent-style-name="Standard">
      <style:paragraph-properties style:writing-mode="lr-tb"/>
      <style:text-properties officeooo:paragraph-rsid="000a6ba0"/>
    </style:style>
    <style:style style:name="P11" style:family="paragraph" style:parent-style-name="Standard">
      <style:paragraph-properties style:writing-mode="lr-tb"/>
      <style:text-properties officeooo:paragraph-rsid="000c46b0"/>
    </style:style>
    <style:style style:name="P12" style:family="paragraph" style:parent-style-name="Standard">
      <style:paragraph-properties style:writing-mode="lr-tb"/>
      <style:text-properties officeooo:paragraph-rsid="000cccba"/>
    </style:style>
    <style:style style:name="P13" style:family="paragraph" style:parent-style-name="Standard">
      <style:paragraph-properties style:writing-mode="lr-tb"/>
      <style:text-properties officeooo:paragraph-rsid="000de7d9"/>
    </style:style>
    <style:style style:name="P14" style:family="paragraph" style:parent-style-name="Standard">
      <style:paragraph-properties style:writing-mode="lr-tb"/>
      <style:text-properties fo:language="es" fo:country="MX" officeooo:rsid="000a1f26" officeooo:paragraph-rsid="000a1f26"/>
    </style:style>
    <style:style style:name="P15" style:family="paragraph" style:parent-style-name="Standard">
      <style:paragraph-properties style:writing-mode="lr-tb"/>
      <style:text-properties fo:language="es" fo:country="MX" officeooo:rsid="000a6ba0" officeooo:paragraph-rsid="000a6ba0"/>
    </style:style>
    <style:style style:name="P16" style:family="paragraph" style:parent-style-name="Standard">
      <style:paragraph-properties style:writing-mode="lr-tb"/>
      <style:text-properties fo:language="es" fo:country="MX" officeooo:rsid="000a6ba0" officeooo:paragraph-rsid="00106d73"/>
    </style:style>
    <style:style style:name="P17" style:family="paragraph" style:parent-style-name="Standard">
      <style:paragraph-properties style:writing-mode="lr-tb"/>
      <style:text-properties fo:language="es" fo:country="MX" officeooo:rsid="000a6ba0" officeooo:paragraph-rsid="00114756"/>
    </style:style>
    <style:style style:name="P18" style:family="paragraph" style:parent-style-name="Standard">
      <style:paragraph-properties style:writing-mode="lr-tb"/>
      <style:text-properties fo:language="es" fo:country="MX" officeooo:rsid="000a6ba0" officeooo:paragraph-rsid="0011be73"/>
    </style:style>
    <style:style style:name="P19" style:family="paragraph" style:parent-style-name="Standard">
      <style:paragraph-properties style:writing-mode="lr-tb"/>
      <style:text-properties fo:language="es" fo:country="MX" officeooo:rsid="000a6ba0" officeooo:paragraph-rsid="00128b0a"/>
    </style:style>
    <style:style style:name="P20" style:family="paragraph" style:parent-style-name="Standard">
      <style:paragraph-properties style:writing-mode="lr-tb"/>
      <style:text-properties fo:language="es" fo:country="MX" officeooo:rsid="00114756" officeooo:paragraph-rsid="00114756"/>
    </style:style>
    <style:style style:name="P21" style:family="paragraph" style:parent-style-name="Standard">
      <style:paragraph-properties style:writing-mode="lr-tb"/>
      <style:text-properties officeooo:paragraph-rsid="00106d73"/>
    </style:style>
    <style:style style:name="P22" style:family="paragraph" style:parent-style-name="Standard">
      <style:paragraph-properties style:writing-mode="lr-tb"/>
      <style:text-properties officeooo:paragraph-rsid="00114756"/>
    </style:style>
    <style:style style:name="P23" style:family="paragraph" style:parent-style-name="Standard">
      <style:paragraph-properties style:writing-mode="lr-tb"/>
      <style:text-properties officeooo:paragraph-rsid="0011be73"/>
    </style:style>
    <style:style style:name="P24" style:family="paragraph" style:parent-style-name="Standard">
      <style:paragraph-properties style:writing-mode="lr-tb"/>
      <style:text-properties officeooo:paragraph-rsid="00128b0a"/>
    </style:style>
    <style:style style:name="P25" style:family="paragraph" style:parent-style-name="Text_20_body">
      <style:text-properties officeooo:rsid="00128b0a" officeooo:paragraph-rsid="00128b0a"/>
    </style:style>
    <style:style style:name="T1" style:family="text">
      <style:text-properties style:font-name="sans-serif" fo:font-size="15pt"/>
    </style:style>
    <style:style style:name="T2" style:family="text">
      <style:text-properties officeooo:rsid="000a1f26"/>
    </style:style>
    <style:style style:name="T3" style:family="text">
      <style:text-properties fo:language="es" fo:country="MX" officeooo:rsid="000a6ba0"/>
    </style:style>
    <style:style style:name="T4" style:family="text">
      <style:text-properties fo:language="es" fo:country="MX" officeooo:rsid="000a1f26"/>
    </style:style>
    <style:style style:name="T5" style:family="text">
      <style:text-properties fo:language="es" fo:country="MX" officeooo:rsid="000c46b0"/>
    </style:style>
    <style:style style:name="T6" style:family="text">
      <style:text-properties fo:language="es" fo:country="MX" officeooo:rsid="000cccba"/>
    </style:style>
    <style:style style:name="T7" style:family="text">
      <style:text-properties fo:language="es" fo:country="MX" officeooo:rsid="000de7d9"/>
    </style:style>
    <style:style style:name="T8" style:family="text">
      <style:text-properties fo:language="es" fo:country="MX" officeooo:rsid="00106d73"/>
    </style:style>
    <style:style style:name="T9" style:family="text">
      <style:text-properties fo:language="es" fo:country="MX" officeooo:rsid="00114756"/>
    </style:style>
    <style:style style:name="T10" style:family="text">
      <style:text-properties fo:language="es" fo:country="MX" officeooo:rsid="0011be73"/>
    </style:style>
    <style:style style:name="T11" style:family="text">
      <style:text-properties fo:language="es" fo:country="MX" officeooo:rsid="00128b0a"/>
    </style:style>
    <style:style style:name="T12" style:family="text">
      <style:text-properties officeooo:rsid="000a6ba0"/>
    </style:style>
    <style:style style:name="T13" style:family="text">
      <style:text-properties officeooo:rsid="000c46b0"/>
    </style:style>
    <style:style style:name="T14" style:family="text">
      <style:text-properties officeooo:rsid="000cccba"/>
    </style:style>
    <style:style style:name="T15" style:family="text">
      <style:text-properties officeooo:rsid="00106d73"/>
    </style:style>
    <style:style style:name="T16" style:family="text">
      <style:text-properties officeooo:rsid="00114756"/>
    </style:style>
    <style:style style:name="T17" style:family="text">
      <style:text-properties officeooo:rsid="0011b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ra cada una de las 35 instrucciones del microcontrolador</text:span> <text:span text:style-name="T1">PIC16F877A realizar el siguiente ejercicio.</text:span> </text:p>
      <text:p text:style-name="P2"/>
      <text:p text:style-name="P2"/>
      <text:p text:style-name="P2">‘<text:span text:style-name="T13">k’ representa una literal de 8 bits (0-255)</text:span></text:p>
      <text:p text:style-name="P2">‘<text:span text:style-name="T13">f’ especifica un registro, indicado mediante un número de 7 bits <text:s/>(0-127)</text:span></text:p>
      <text:p text:style-name="P2">‘<text:span text:style-name="T13">b’ indica un bit específico de un registro mediante un número de 3 bits (0-7)</text:span></text:p>
      <text:p text:style-name="P2">‘<text:span text:style-name="T13">d’ es un valor de un bit (0-1) que indica el lugar en que se guarda el resultado de la operación</text:span></text:p>
      <text:p text:style-name="P2"/>
      <text:p text:style-name="Horizontal_20_Line"/>
      <text:p text:style-name="P3">ADDLW k – Suma W y la literal ‘k’ y guarda el resultado en W. </text:p>
      <text:p text:style-name="P3"/>
      <text:p text:style-name="P3">Registro W: Se usa como un operando de la suma</text:p>
      <text:p text:style-name="P3">Estatus <text:span text:style-name="T14">afectado</text:span>: C, DC y Z</text:p>
      <text:p text:style-name="P3">Registro origen: W</text:p>
      <text:p text:style-name="P3">Registro destino: W</text:p>
      <text:p text:style-name="P1"/>
      <text:p text:style-name="P4">ADDWF f,d – <text:span text:style-name="T12">Suma el contenido de los registros W y ‘f’. Si ‘d’ es ‘0’, el resultado se guarda en el registro W. Si ‘d’ es ‘1’, el resultado se guarda en el mismo registro ‘f’.</text:span></text:p>
      <text:p text:style-name="P4"/>
      <text:p text:style-name="P6">Registro W: Se usa como operando de la suma y, dependiendo del valor de ‘d’, puede usarse para guardar el resultado de esta.</text:p>
      <text:p text:style-name="P5">Estatus <text:span text:style-name="T14">afectado:</text:span><text:span text:style-name="T12"> C, DC y Z</text:span></text:p>
      <text:p text:style-name="P6">Registro origen: W y ‘f’</text:p>
      <text:p text:style-name="P6">Registro destino: W o ‘f’ </text:p>
      <text:p text:style-name="Horizontal_20_Line"/>
      <text:p text:style-name="P6">ANDLW k <text:span text:style-name="T2">– </text:span>Realiza el AND entre el contenido de W y ‘k’. El resultado se guarda en el registro ‘k’</text:p>
      <text:p text:style-name="P6"/>
      <text:p text:style-name="P6">Registro W: Se usa como operando del AND</text:p>
      <text:p text:style-name="P8"><text:span text:style-name="T2">Estatus </text:span><text:span text:style-name="T14">afectado:</text:span> Z</text:p>
      <text:p text:style-name="P6">Registro origen: W</text:p>
      <text:p text:style-name="P6">Registro destino: W</text:p>
      <text:p text:style-name="Horizontal_20_Line"/>
      <text:p text:style-name="P10"><text:span text:style-name="T3">ANDWF f,d </text:span><text:span text:style-name="T4">– </text:span><text:span text:style-name="T3">Realiza el AND entre el contenido de W </text:span><text:span text:style-name="T5">y </text:span><text:span text:style-name="T3">‘k’. Si ‘d’ es ‘0’, el resultado se guarda en el registro W. Si ‘d’ es ‘1’, el resultado se guarda en el mismo registro ‘f’.</text:span></text:p>
      <text:p text:style-name="P6"/>
      <text:p text:style-name="P10">Registro W: Se usa como operando del AND <text:span text:style-name="T13">y, dependiendo del valor de ‘d’, puede usarse para guardar el resultado de esta.</text:span></text:p>
      <text:p text:style-name="P8"><text:span text:style-name="T2">Estatus </text:span><text:span text:style-name="T14">afectado:</text:span> Z</text:p>
      <text:p text:style-name="P6">Registro origen: W <text:span text:style-name="T13">y ‘f’</text:span></text:p>
      <text:p text:style-name="P6">Registro destino: W <text:span text:style-name="T13">o ‘f’</text:span></text:p>
      <text:p text:style-name="Horizontal_20_Line"/>
      <text:p text:style-name="P11"><text:span text:style-name="T5">BCF</text:span><text:span text:style-name="T3"> f,</text:span><text:span text:style-name="T5">b</text:span><text:span text:style-name="T3"> </text:span><text:span text:style-name="T4">– </text:span><text:span text:style-name="T5">El bit ‘b’ es limpiado </text:span><text:span text:style-name="T6">(clear) </text:span><text:span text:style-name="T5">en ‘f’.</text:span></text:p>
      <text:p text:style-name="P7"/>
      <text:p text:style-name="P11">Registro W: <text:span text:style-name="T14">No se usa</text:span></text:p>
      <text:p text:style-name="P8"><text:span text:style-name="T2">Estatus </text:span><text:span text:style-name="T14">afectado:</text:span> <text:span text:style-name="T14">Ninguno</text:span></text:p>
      <text:p text:style-name="P7">Registro origen: ‘<text:span text:style-name="T14">f’</text:span></text:p>
      <text:p text:style-name="P7">Registro destino: ‘<text:span text:style-name="T14">f’</text:span></text:p>
      <text:p text:style-name="Horizontal_20_Line"/>
      <text:p text:style-name="P12"><text:soft-page-break/><text:span text:style-name="T5">B</text:span><text:span text:style-name="T6">S</text:span><text:span text:style-name="T5">F</text:span><text:span text:style-name="T3"> f,</text:span><text:span text:style-name="T5">b</text:span><text:span text:style-name="T3"> </text:span><text:span text:style-name="T4">– </text:span><text:span text:style-name="T5">El bit ‘b’ es </text:span><text:span text:style-name="T6">establecido</text:span><text:span text:style-name="T5"> </text:span><text:span text:style-name="T6">(set) </text:span><text:span text:style-name="T5">en ‘f’.</text:span></text:p>
      <text:p text:style-name="P8"/>
      <text:p text:style-name="P12">Registro W: <text:span text:style-name="T14">No se usa</text:span></text:p>
      <text:p text:style-name="P8"><text:span text:style-name="T2">Estatus </text:span><text:span text:style-name="T14">afectado:</text:span> <text:span text:style-name="T14">Ninguno</text:span></text:p>
      <text:p text:style-name="P8">Registro origen: ‘<text:span text:style-name="T14">f’</text:span></text:p>
      <text:p text:style-name="P8">Registro destino: ‘<text:span text:style-name="T14">f’</text:span></text:p>
      <text:p text:style-name="Horizontal_20_Line"/>
      <text:p text:style-name="P12"><text:span text:style-name="T6">BTFSS</text:span><text:span text:style-name="T3"> f,</text:span><text:span text:style-name="T5">b</text:span><text:span text:style-name="T3"> </text:span><text:span text:style-name="T4">– </text:span><text:span text:style-name="T7">Si el bit ‘b’ del registro ‘f’ es ‘0’, la siguiente instrucción es ejecutada</text:span><text:span text:style-name="T5">. </text:span><text:span text:style-name="T7">Si el bit es ‘1’, se descarta la siguiente instrucción y se ejecuta NOP. </text:span><text:span text:style-name="T8">Esta instrucción dura dos ciclos.</text:span></text:p>
      <text:p text:style-name="P8"/>
      <text:p text:style-name="P12">Registro W: <text:span text:style-name="T14">No se usa</text:span></text:p>
      <text:p text:style-name="P8"><text:span text:style-name="T2">Estatus </text:span><text:span text:style-name="T14">afectado:</text:span> <text:span text:style-name="T14">Ninguno</text:span></text:p>
      <text:p text:style-name="P8">Registro origen: ‘<text:span text:style-name="T14">f’</text:span></text:p>
      <text:p text:style-name="P12"><text:span text:style-name="T3">Registro destino: </text:span><text:span text:style-name="T7">Ninguno</text:span></text:p>
      <text:p text:style-name="Horizontal_20_Line"/>
      <text:p text:style-name="P21"><text:span text:style-name="T6">BTF</text:span><text:span text:style-name="T8">SC</text:span><text:span text:style-name="T3"> f,</text:span><text:span text:style-name="T5">b</text:span><text:span text:style-name="T3"> </text:span><text:span text:style-name="T4">– </text:span><text:span text:style-name="T7">Si el bit ‘b’ del registro ‘f’ es ‘1’, la siguiente instrucción es ejecutada</text:span><text:span text:style-name="T5">. </text:span><text:span text:style-name="T7">Si el bit es ‘0’, se descarta la siguiente instrucción y se ejecuta NOP. </text:span><text:span text:style-name="T8">Esta instrucción dura dos ciclos.</text:span></text:p>
      <text:p text:style-name="P9"/>
      <text:p text:style-name="P13">Registro W: <text:span text:style-name="T14">No se usa</text:span></text:p>
      <text:p text:style-name="P9"><text:span text:style-name="T2">Estatus </text:span><text:span text:style-name="T14">afectado:</text:span> <text:span text:style-name="T14">Ninguno</text:span></text:p>
      <text:p text:style-name="P9">Registro origen: ‘<text:span text:style-name="T14">f’</text:span></text:p>
      <text:p text:style-name="P13"><text:span text:style-name="T3">Registro destino: </text:span><text:span text:style-name="T7">Ninguno</text:span></text:p>
      <text:p text:style-name="P8"/>
      <text:p text:style-name="Horizontal_20_Line"/>
      <text:p text:style-name="P21"><text:span text:style-name="T8">C</text:span><text:span text:style-name="T9">ALL</text:span><text:span text:style-name="T8"> k</text:span><text:span text:style-name="T3"> </text:span><text:span text:style-name="T4">– </text:span><text:span text:style-name="T8">Llama una subrutina, empezando por insertar en la pila la dirección de retorno (PC + 1)</text:span><text:span text:style-name="T7">. </text:span><text:span text:style-name="T8">La dirección inmediata de 11 bits &lt;10:0&gt; es cargada en PC. Los bits restantes son cargados desde PCLATH.</text:span><text:span text:style-name="T7"> </text:span><text:span text:style-name="T8">Esta instrucción dura dos ciclos.</text:span></text:p>
      <text:p text:style-name="P16"/>
      <text:p text:style-name="P21">Registro W: <text:span text:style-name="T14">No se usa</text:span></text:p>
      <text:p text:style-name="P16"><text:span text:style-name="T2">Estatus </text:span><text:span text:style-name="T14">afectado:</text:span> <text:span text:style-name="T14">Ninguno</text:span></text:p>
      <text:p text:style-name="P16">Registro origen: <text:span text:style-name="T15">Ninguno</text:span></text:p>
      <text:p text:style-name="P21"><text:span text:style-name="T3">Registro destino: </text:span><text:span text:style-name="T7">Ninguno</text:span></text:p>
      <text:p text:style-name="Horizontal_20_Line"/>
      <text:p text:style-name="P22"><text:span text:style-name="T9">CLRF f</text:span><text:span text:style-name="T3"> </text:span><text:span text:style-name="T4">– </text:span><text:span text:style-name="T9">Se limpian los contenidos de ‘f’</text:span><text:span text:style-name="T8">.</text:span></text:p>
      <text:p text:style-name="P17"/>
      <text:p text:style-name="P22">Registro W: <text:span text:style-name="T14">No se usa</text:span></text:p>
      <text:p text:style-name="P22"><text:span text:style-name="T4">Estatus </text:span><text:span text:style-name="T6">afectado:</text:span><text:span text:style-name="T3"> </text:span><text:span text:style-name="T9">Z siempre se establece</text:span></text:p>
      <text:p text:style-name="P22"><text:span text:style-name="T3">Registro origen: </text:span><text:span text:style-name="T9">Ninguno</text:span></text:p>
      <text:p text:style-name="P22"><text:span text:style-name="T3">Registro destino: </text:span><text:span text:style-name="T9">f</text:span></text:p>
      <text:p text:style-name="Horizontal_20_Line"/>
      <text:p text:style-name="P22"><text:span text:style-name="T9">CLRW</text:span><text:span text:style-name="T3"> </text:span><text:span text:style-name="T4">– </text:span><text:span text:style-name="T9">Se limpian los contenidos de W</text:span><text:span text:style-name="T8">.</text:span></text:p>
      <text:p text:style-name="P17"/>
      <text:p text:style-name="P22">Registro W: <text:span text:style-name="T16">Se limpia</text:span></text:p>
      <text:p text:style-name="P22"><text:span text:style-name="T4">Estatus </text:span><text:span text:style-name="T6">afectado:</text:span><text:span text:style-name="T3"> </text:span><text:span text:style-name="T9">Z siempre se establece</text:span></text:p>
      <text:p text:style-name="P22"><text:span text:style-name="T3">Registro origen: </text:span><text:span text:style-name="T9">Ninguno</text:span></text:p>
      <text:p text:style-name="P22"><text:span text:style-name="T3">Registro destino: </text:span><text:span text:style-name="T9">W</text:span></text:p>
      <text:p text:style-name="Horizontal_20_Line"/>
      <text:p text:style-name="P22"><text:span text:style-name="T9">CLRWDT</text:span><text:span text:style-name="T3"> </text:span><text:span text:style-name="T4">– </text:span><text:span text:style-name="T9">Se limpian el contenido del Watchdog</text:span><text:span text:style-name="T8">.</text:span></text:p>
      <text:p text:style-name="P17"/>
      <text:p text:style-name="P22"><text:soft-page-break/>Registro W: <text:span text:style-name="T16">Se limpia</text:span></text:p>
      <text:p text:style-name="P22"><text:span text:style-name="T4">Estatus </text:span><text:span text:style-name="T6">afectado:</text:span><text:span text:style-name="T3"> </text:span><text:span text:style-name="T9">Z siempre se establece</text:span></text:p>
      <text:p text:style-name="P22"><text:span text:style-name="T3">Registro origen: </text:span><text:span text:style-name="T9">Ninguno</text:span></text:p>
      <text:p text:style-name="P20"><text:span text:style-name="T12">Registro destino: </text:span>W</text:p>
      <text:p text:style-name="Horizontal_20_Line"/>
      <text:p text:style-name="P23"><text:span text:style-name="T10">COMF</text:span><text:span text:style-name="T3"> </text:span><text:span text:style-name="T4">– </text:span><text:span text:style-name="T10">Complemento de F</text:span></text:p>
      <text:p text:style-name="P18"/>
      <text:p text:style-name="P23">Registro W: <text:span text:style-name="T17">No se usa</text:span></text:p>
      <text:p text:style-name="P23"><text:span text:style-name="T4">Estatus </text:span><text:span text:style-name="T6">afectado:</text:span><text:span text:style-name="T3"> </text:span><text:span text:style-name="T9">Z</text:span></text:p>
      <text:p text:style-name="P23"><text:span text:style-name="T3">Registro origen: </text:span><text:span text:style-name="T11">W</text:span></text:p>
      <text:p text:style-name="P23"><text:span text:style-name="T3">Registro destino: </text:span><text:span text:style-name="T11">W</text:span></text:p>
      <text:p text:style-name="Horizontal_20_Line"/>
      <text:p text:style-name="P24"><text:span text:style-name="T11">DECF</text:span><text:span text:style-name="T3"> </text:span><text:span text:style-name="T11">f,d </text:span><text:span text:style-name="T4">–</text:span><text:span text:style-name="T10"> </text:span><text:span text:style-name="T11">Restar uno a ‘f’ y guardar el resultado en W si ‘d’ es 0 o en la misma ‘f’ si ‘d’ es 1.</text:span></text:p>
      <text:p text:style-name="P19"/>
      <text:p text:style-name="P24">Registro W: <text:span text:style-name="T17">No se usa</text:span></text:p>
      <text:p text:style-name="P24"><text:span text:style-name="T4">Estatus </text:span><text:span text:style-name="T6">afectado:</text:span><text:span text:style-name="T3"> </text:span><text:span text:style-name="T9">Z</text:span></text:p>
      <text:p text:style-name="P24"><text:span text:style-name="T3">Registro origen: </text:span><text:span text:style-name="T11">‘f’</text:span></text:p>
      <text:p text:style-name="P24"><text:span text:style-name="T3">Registro destino: ‘</text:span><text:span text:style-name="T11">f’ o W</text:span></text:p>
      <text:p text:style-name="Horizontal_20_Line"/>
      <text:p text:style-name="P25">Me quedé en la página 165 del manual</text:p>
      <text:p text:style-name="P20"/>
      <text:p text:style-name="P20"/>
      <text:p text:style-name="P2"><text:span text:style-name="T1">REGISTRO W</text:span><text:line-break/><text:span text:style-name="T1">STATUS (tome en cuenta los bits Z, DC y C cuando</text:span> <text:span text:style-name="T1">sea necesario)</text:span><text:line-break/><text:span text:style-name="T1">REGISTRO DE ORIGEN</text:span><text:line-break/><text:span text:style-name="T1">REGISTRO DESTINO</text:span> </text:p>
      <text:p text:style-name="P2"/>
      <text:p text:style-name="P2"><text:span text:style-name="T1">Tomando en cuenta el valor de los registros anteriores</text:span> <text:span text:style-name="T1">dar un ejemplo para</text:span><text:line-break/><text:span text:style-name="T1">la instrucción.</text:span> 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9-10T18:25:55.450000000</dc:date>
    <meta:editing-duration>P1DT4H39M57S</meta:editing-duration>
    <meta:editing-cycles>4</meta:editing-cycles>
    <meta:document-statistic meta:table-count="0" meta:image-count="0" meta:object-count="0" meta:page-count="3" meta:paragraph-count="78" meta:word-count="664" meta:character-count="3638" meta:non-whitespace-character-count="3032"/>
  </office:meta>
</office:document-meta>
</file>